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rge.Merge( NodeState nodeState , String srcWorkspaceName , boolean bestEffort , Version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.create( NodeState nodeState , String srcWorkspaceName , boolean bestEffort , VersionManager 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.bestEff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.setFailedIds( Iterator failedId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rge.getNod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rge.getFailedId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erge.persiste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erge.accept( OperationVisitor visi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rge.getSourceWorkspac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